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7ea4c9" officeooo:paragraph-rsid="007ea4c9"/>
    </style:style>
    <style:style style:name="P4" style:family="paragraph" style:parent-style-name="Standard">
      <style:text-properties style:font-name="Open sans" officeooo:rsid="00809d4d" officeooo:paragraph-rsid="00809d4d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Work on &lt;UNNAMED 1&gt; project </text:p>
      <text:p text:style-name="P3">TASK:- Tasklist cleanup</text:p>
      <text:p text:style-name="P4">TASK:-Kup bilety kolejowe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3T11:42:45.777703990</dc:date>
    <meta:editing-duration>P1DT6H32M4S</meta:editing-duration>
    <meta:editing-cycles>82</meta:editing-cycles>
    <meta:document-statistic meta:table-count="0" meta:image-count="0" meta:object-count="0" meta:page-count="1" meta:paragraph-count="4" meta:word-count="15" meta:character-count="117" meta:non-whitespace-character-count="105"/>
  </office:meta>
</office:document-meta>
</file>